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15.6cm" fo:text-indent="0cm" style:auto-text-indent="false" style:page-number="auto" fo:background-color="transparent"/>
      <style:text-properties officeooo:rsid="001e1bf9" officeooo:paragraph-rsid="001e1bf9"/>
    </style:style>
    <style:style style:name="P2" style:family="paragraph" style:parent-style-name="Standard">
      <loext:graphic-properties draw:fill="none"/>
      <style:paragraph-properties fo:margin-left="0cm" fo:margin-right="15.6cm" fo:text-indent="0cm" style:auto-text-indent="false" fo:background-color="transparent"/>
      <style:text-properties officeooo:rsid="001e1bf9" officeooo:paragraph-rsid="001e1bf9"/>
    </style:style>
    <style:style style:name="P3" style:family="paragraph">
      <loext:graphic-properties draw:fill="none" draw:fill-color="#ffffff"/>
    </style:style>
    <style:style style:name="gr1" style:family="graphic">
      <style:graphic-properties draw:stroke="none" svg:stroke-color="#000000" draw:fill="none" draw:fill-color="#ffffff" fo:min-height="3.38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text:soft-page-break/>########################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char" draw:z-index="0" draw:name="Shape2" draw:style-name="gr1" draw:text-style-name="P3" svg:width="5.583cm" svg:height="3.387cm" svg:x="4.385cm" svg:y="0.45cm"><draw:text-box><text:p>BOX</text:p><text:p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8:37:01.439719102</meta:creation-date>
    <dc:date>2018-11-07T08:40:55.193724631</dc:date>
    <meta:editing-duration>PT3M54S</meta:editing-duration>
    <meta:editing-cycles>1</meta:editing-cycles>
    <meta:document-statistic meta:table-count="0" meta:image-count="0" meta:object-count="0" meta:page-count="2" meta:paragraph-count="1" meta:word-count="1" meta:character-count="335" meta:non-whitespace-character-count="335"/>
    <meta:generator>LibreOfficeDev/6.2.0.0.alpha1$Linux_X86_64 LibreOffice_project/d423c9c38721dd2ebe77d02ecab91ae621701ffe</meta:generator>
  </office:meta>
</office:document-meta>
</file>